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ingPointProcessingPipeline.newComponentCacheKey( int type , String role , Serializable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achingPointProcessingPipeline.informBranchPoin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achingPointProcessingPipeline.addTransformer( String role , String source , Parameters param , Parameters hintParam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achingPointProcessingPipeline.parameterize( Parameters confi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achingPointProcessingPipeline.cacheResults( Environment environment , OutputStream o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4">
            <text:p text:style-name="Table_20_Contents">4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CachingPointProcessingPipeline.connectCachingPipeline( Environment environment )</text:p>
          </table:table-cell>
          <table:table-cell office:value-type="float" office:value="26">
            <text:p text:style-name="Table_20_Contents">26</text:p>
          </table:table-cell>
          <table:table-cell office:value-type="float" office:value="31">
            <text:p text:style-name="Table_20_Contents">31</text:p>
          </table:table-cell>
          <table:table-cell office:value-type="float" office:value="92">
            <text:p text:style-name="Table_20_Contents">92</text:p>
          </table:table-cell>
        </table:table-row>
        <table:table-row>
          <table:table-cell office:value-type="string">
            <text:p text:style-name="Table_20_Contents">CachingPointProcessingPipeline.setGenerator( String role , String source , Parameters param , Parameters hintParam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achingPointProcessingPipeline.recyc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